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Black" svg:font-family="'Roboto Black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 fo:min-height="1.655cm" fo:min-width="1.405cm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655cm" fo:min-width="1.405cm"/>
    </style:style>
    <style:style style:name="gr3" style:family="graphic" style:parent-style-name="standard">
      <style:graphic-properties draw:stroke="none" svg:stroke-color="#000000" draw:fill="none" draw:fill-color="#ffffff" fo:min-height="1.9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style:font-name="Roboto Black" fo:font-size="48pt" style:font-size-asian="48pt" style:font-size-complex="48pt"/>
    </style:style>
    <style:style style:name="P4" style:family="paragraph">
      <style:paragraph-properties fo:text-align="center"/>
      <style:text-properties style:font-name="Roboto Black" fo:font-size="48pt" style:font-size-asian="48pt" style:font-size-complex="48pt"/>
    </style:style>
    <style:style style:name="P5" style:family="paragraph">
      <loext:graphic-properties draw:fill="none" draw:fill-color="#ffffff"/>
      <style:text-properties style:font-name="Roboto Black" fo:font-size="48pt" style:font-size-asian="48pt" style:font-size-complex="48pt"/>
    </style:style>
    <style:style style:name="P6" style:family="paragraph">
      <style:text-properties style:font-name="Roboto Black" fo:font-size="40pt" style:font-size-asian="48pt" style:font-size-complex="48pt"/>
    </style:style>
    <style:style style:name="P7" style:family="paragraph">
      <loext:graphic-properties draw:fill="none" draw:fill-color="#ffffff"/>
      <style:text-properties style:font-name="Roboto Black" fo:font-size="40pt" style:font-size-asian="48pt" style:font-size-complex="48pt"/>
    </style:style>
    <style:style style:name="T1" style:family="text">
      <style:text-properties style:font-name="Roboto Black" fo:font-size="48pt" style:font-size-asian="48pt" style:font-size-complex="48pt"/>
    </style:style>
    <style:style style:name="T2" style:family="text">
      <style:text-properties style:font-name="Roboto Black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1.6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3.603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5.498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7.3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9.303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1.198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4.54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6.449cm" svg:y="15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8.344cm" svg:y="15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2.651cm" svg:y="15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0.24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3.5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7.3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9.298cm" svg:y="13.2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905cm" svg:height="1.905cm" svg:x="4.548cm" svg:y="11.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905cm" svg:height="1.905cm" svg:x="6.453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8.348cm" svg:y="11.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905cm" svg:height="1.905cm" svg:x="7.398cm" svg:y="9.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5.498cm" svg:y="9.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905cm" svg:height="1.905cm" svg:x="6.449cm" svg:y="7.5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887cm" svg:height="4.223cm" svg:x="3.457cm" svg:y="1.317cm">
          <draw:text-box>
            <text:p text:style-name="P3"><text:span text:style-name="T1">Pyramide</text:span></text:p>
            <text:p text:style-name="P4"><text:span text:style-name="T1">#1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1.905cm" svg:height="1.905cm" svg:x="1.6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3.603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7.3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9.303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1.198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4.544cm" svg:y="1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05cm" svg:height="1.905cm" svg:x="6.449cm" svg:y="1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05cm" svg:height="1.905cm" svg:x="8.344cm" svg:y="1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05cm" svg:height="1.905cm" svg:x="2.651cm" svg:y="1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05cm" svg:height="1.905cm" svg:x="10.244cm" svg:y="1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05cm" svg:height="1.905cm" svg:x="3.5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7.3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9.298cm" svg:y="13.2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905cm" svg:height="1.905cm" svg:x="4.548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6.453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8.348cm" svg:y="11.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905cm" svg:height="1.905cm" svg:x="7.398cm" svg:y="9.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905cm" svg:height="1.905cm" svg:x="5.498cm" svg:y="9.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905cm" svg:height="1.905cm" svg:x="6.449cm" svg:y="7.5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887cm" svg:height="4.223cm" svg:x="3.457cm" svg:y="1.317cm">
          <draw:text-box>
            <text:p text:style-name="P3"><text:span text:style-name="T1">Pyramide</text:span></text:p>
            <text:p text:style-name="P4"><text:span text:style-name="T1">#2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.905cm" svg:height="1.905cm" svg:x="1.698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3.603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7.398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9.303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1.198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4.54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6.449cm" svg:y="15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8.34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2.651cm" svg:y="15.1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10.244cm" svg:y="15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3.5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7.398cm" svg:y="13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9.298cm" svg:y="13.2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905cm" svg:height="1.905cm" svg:x="4.548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6.453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8.348cm" svg:y="11.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905cm" svg:height="1.905cm" svg:x="7.398cm" svg:y="9.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905cm" svg:height="1.905cm" svg:x="5.498cm" svg:y="9.47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1.905cm" svg:height="1.905cm" svg:x="6.449cm" svg:y="7.5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887cm" svg:height="4.223cm" svg:x="3.457cm" svg:y="1.317cm">
          <draw:text-box>
            <text:p text:style-name="P3"><text:span text:style-name="T1">Pyramide</text:span></text:p>
            <text:p text:style-name="P4"><text:span text:style-name="T1">#3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.905cm" svg:height="1.905cm" svg:x="1.6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3.603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7.3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9.303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1.1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4.54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6.449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8.344cm" svg:y="15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2.651cm" svg:y="15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0.244cm" svg:y="15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3.5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7.398cm" svg:y="13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9.298cm" svg:y="13.2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905cm" svg:height="1.905cm" svg:x="4.548cm" svg:y="11.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905cm" svg:height="1.905cm" svg:x="6.453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8.348cm" svg:y="11.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905cm" svg:height="1.905cm" svg:x="7.398cm" svg:y="9.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5.498cm" svg:y="9.47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1.905cm" svg:height="1.905cm" svg:x="6.449cm" svg:y="7.5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887cm" svg:height="4.223cm" svg:x="3.457cm" svg:y="1.317cm">
          <draw:text-box>
            <text:p text:style-name="P3"><text:span text:style-name="T1">Pyramide</text:span></text:p>
            <text:p text:style-name="P4"><text:span text:style-name="T1">#4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.905cm" svg:height="1.905cm" svg:x="1.6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3.603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7.3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9.303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11.198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4.544cm" svg:y="15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6.449cm" svg:y="15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8.34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2.651cm" svg:y="15.1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10.24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3.5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7.398cm" svg:y="13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9.298cm" svg:y="13.2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905cm" svg:height="1.905cm" svg:x="4.548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6.453cm" svg:y="11.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8.348cm" svg:y="11.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905cm" svg:height="1.905cm" svg:x="7.398cm" svg:y="9.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905cm" svg:height="1.905cm" svg:x="5.498cm" svg:y="9.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905cm" svg:height="1.905cm" svg:x="6.449cm" svg:y="7.5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887cm" svg:height="4.223cm" svg:x="3.457cm" svg:y="1.317cm">
          <draw:text-box>
            <text:p text:style-name="P3"><text:span text:style-name="T1">Pyramide</text:span></text:p>
            <text:p text:style-name="P4"><text:span text:style-name="T1">#5</text:span></text:p>
          </draw:text-box>
        </draw:frame>
      </draw:page>
      <draw:page draw:name="page6" draw:style-name="dp1" draw:master-page-name="Default">
        <draw:custom-shape draw:style-name="gr2" draw:text-style-name="P2" draw:layer="layout" svg:width="1.905cm" svg:height="1.905cm" svg:x="1.698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3.603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7.3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9.303cm" svg:y="17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1.1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4.54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6.449cm" svg:y="15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8.34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2.651cm" svg:y="15.1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10.244cm" svg:y="15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3.5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7.398cm" svg:y="13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9.298cm" svg:y="13.2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1.905cm" svg:x="4.548cm" svg:y="11.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905cm" svg:height="1.905cm" svg:x="6.453cm" svg:y="11.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905cm" svg:height="1.905cm" svg:x="8.348cm" svg:y="11.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905cm" svg:height="1.905cm" svg:x="7.398cm" svg:y="9.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905cm" svg:height="1.905cm" svg:x="5.498cm" svg:y="9.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905cm" svg:height="1.905cm" svg:x="6.449cm" svg:y="7.5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887cm" svg:height="4.223cm" svg:x="3.457cm" svg:y="1.317cm">
          <draw:text-box>
            <text:p text:style-name="P3"><text:span text:style-name="T1">Pyramide</text:span></text:p>
            <text:p text:style-name="P4"><text:span text:style-name="T1">#6</text:span></text:p>
          </draw:text-box>
        </draw:frame>
      </draw:page>
      <draw:page draw:name="page7" draw:style-name="dp1" draw:master-page-name="Default">
        <draw:custom-shape draw:style-name="gr2" draw:text-style-name="P2" draw:layer="layout" svg:width="1.905cm" svg:height="1.905cm" svg:x="1.6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3.603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7.3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9.303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11.198cm" svg:y="1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4.54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6.449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8.34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2.651cm" svg:y="15.1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10.24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3.5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5.4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7.398cm" svg:y="13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9.298cm" svg:y="13.2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1.905cm" svg:x="4.548cm" svg:y="11.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905cm" svg:height="1.905cm" svg:x="6.453cm" svg:y="11.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905cm" svg:height="1.905cm" svg:x="8.348cm" svg:y="11.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905cm" svg:height="1.905cm" svg:x="7.398cm" svg:y="9.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905cm" svg:height="1.905cm" svg:x="5.498cm" svg:y="9.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905cm" svg:height="1.905cm" svg:x="6.449cm" svg:y="7.5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973cm" svg:height="1.902cm" svg:x="2.914cm" svg:y="1.317cm">
          <draw:text-box>
            <text:p text:style-name="P6"><text:span text:style-name="T2">Ma pyrami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Black" svg:font-family="'Roboto Black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5T09:19:36.286437109</meta:creation-date>
    <dc:date>2024-04-05T10:29:45.682504317</dc:date>
    <meta:editing-duration>PT8M8S</meta:editing-duration>
    <meta:editing-cycles>1</meta:editing-cycles>
    <meta:generator>LibreOffice/7.3.7.2$Linux_X86_64 LibreOffice_project/30$Build-2</meta:generator>
    <meta:document-statistic meta:object-count="175"/>
  </office:meta>
</office:document-meta>
</file>